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" svg:font-family="Helv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1.102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9028in"/>
    </style:style>
    <style:style style:name="co5" style:family="table-column">
      <style:table-column-properties fo:break-before="auto" style:column-width="1.0547in"/>
    </style:style>
    <style:style style:name="co6" style:family="table-column">
      <style:table-column-properties fo:break-before="auto" style:column-width="2.3528in"/>
    </style:style>
    <style:style style:name="co7" style:family="table-column">
      <style:table-column-properties fo:break-before="auto" style:column-width="0.8472in"/>
    </style:style>
    <style:style style:name="ro1" style:family="table-row">
      <style:table-row-properties style:row-height="0.2028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3571in" fo:break-before="auto" style:use-optimal-row-height="false"/>
    </style:style>
    <style:style style:name="ta1" style:family="table" style:master-page-name="PageStyle_5f_Ch2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24">
      <style:table-cell-properties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4">
      <style:table-cell-properties fo:padding="0.028in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4">
      <style:table-cell-properties fo:padding="0.028in"/>
    </style:style>
    <style:style style:name="ce6" style:family="table-cell" style:parent-style-name="Default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padding="0.028in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303030" style:diagonal-bl-tr="none" style:diagonal-tl-br="none" style:text-align-source="value-type" style:repeat-content="false" fo:wrap-option="wrap" fo:border-left="1.76pt solid #303030" style:direction="ltr" fo:padding="0.028in" fo:border-right="none" style:rotation-angle="0" style:rotation-align="none" style:shrink-to-fit="false" fo:border-top="1.76pt solid #303030" style:vertical-align="automatic" loext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0">
      <style:table-cell-properties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4">
      <style:table-cell-properties fo:border-bottom="1.76pt solid #303030" style:diagonal-bl-tr="none" style:diagonal-tl-br="none" fo:border-left="none" fo:padding="0.028in" fo:border-right="1.76pt solid #303030" style:rotation-align="none" fo:border-top="1.76pt solid #303030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</style:style>
    <style:style style:name="ce17" style:family="table-cell" style:parent-style-name="Default">
      <style:table-cell-properties fo:border-bottom="1.76pt solid #303030" style:diagonal-bl-tr="none" style:diagonal-tl-br="none" fo:border-left="1.76pt solid #303030" fo:padding="0.028in" fo:border-right="none" style:rotation-align="none" fo:border-top="1.76pt solid #303030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4">
      <style:table-cell-properties fo:padding="0.028in"/>
      <style:text-properties fo:color="#81d41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4">
      <style:table-cell-properties fo:border-bottom="1.76pt solid #303030" style:diagonal-bl-tr="none" style:diagonal-tl-br="none" fo:border-left="none" fo:padding="0.028in" fo:border-right="none" style:rotation-align="none" fo:border-top="1.76pt solid #30303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24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24">
      <style:table-cell-properties fo:padding="0.028in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24">
      <style:table-cell-properties style:diagonal-bl-tr="none" style:diagonal-tl-br="none" fo:border="none" fo:padding="0.028in" style:rotation-align="none"/>
    </style:style>
    <style:style style:name="ce27" style:family="table-cell" style:parent-style-name="Default" style:data-style-name="N124">
      <style:table-cell-properties fo:border-bottom="1.76pt solid #303030" style:diagonal-bl-tr="none" style:diagonal-tl-br="none" fo:border-left="none" fo:padding="0.028in" fo:border-right="1.76pt solid #303030" style:rotation-align="none" fo:border-top="1.76pt solid #30303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h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ce2"/>
        <table:table-column table:style-name="co5" table:default-cell-style-name="ce2"/>
        <table:table-column table:style-name="co7" table:number-columns-repeated="2" table:default-cell-style-name="ce2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ash Flow</text:p>
          </table:table-cell>
          <table:table-cell table:style-name="ce1" office:value-type="string" calcext:value-type="string">
            <text:p>Discounted Value</text:p>
          </table:table-cell>
          <table:table-cell table:style-name="ce1"/>
          <table:table-cell table:style-name="ce1" office:value-type="string" calcext:value-type="string">
            <text:p>Assumptions</text:p>
          </table:table-cell>
          <table:table-cell table:style-name="ce1" table:number-columns-repeated="2"/>
          <table:table-cell table:style-name="ce15" office:value-type="string" calcext:value-type="string">
            <text:p>Month</text:p>
          </table:table-cell>
          <table:table-cell table:style-name="ce15" office:value-type="string" calcext:value-type="string">
            <text:p>Revenues</text:p>
          </table:table-cell>
          <table:table-cell table:style-name="ce15" office:value-type="string" calcext:value-type="string">
            <text:p>Costs</text:p>
          </table:table-cell>
          <table:table-cell table:style-name="ce15" office:value-type="string" calcext:value-type="string">
            <text:p>Cash Flow</text:p>
          </table:table-cell>
          <table:table-cell table:style-name="ce1"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formula="of:=[.K14]" office:value-type="float" office:value="22825" calcext:value-type="float">
            <text:p>$22,825.00 </text:p>
          </table:table-cell>
          <table:table-cell table:style-name="ce3" table:formula="of:=([.B2])/((1+[.$F$5])^[.A2])" office:value-type="float" office:value="21533.0188679245" calcext:value-type="float">
            <text:p>$21,533.02 </text:p>
          </table:table-cell>
          <table:table-cell/>
          <table:table-cell table:style-name="ce6" office:value-type="string" calcext:value-type="string">
            <text:p>Land Value</text:p>
          </table:table-cell>
          <table:table-cell table:style-name="ce3" office:value-type="float" office:value="700000" calcext:value-type="float">
            <text:p>$700,000.00 </text:p>
          </table:table-cell>
          <table:table-cell/>
          <table:table-cell office:value-type="string" calcext:value-type="string">
            <text:p>January</text:p>
          </table:table-cell>
          <table:table-cell table:style-name="ce19" table:formula="of:=[.$I$19]*[.$I$18]" office:value-type="float" office:value="4000" calcext:value-type="float">
            <text:p>$4,000.00 </text:p>
          </table:table-cell>
          <table:table-cell table:style-name="ce19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2]-[.J2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formula="of:=[.B2]*(1+[.$F$4])" office:value-type="float" office:value="23738" calcext:value-type="float">
            <text:p>$23,738.00 </text:p>
          </table:table-cell>
          <table:table-cell table:style-name="ce3" table:formula="of:=([.B3])/((1+[.$F$5])^[.A3])" office:value-type="float" office:value="21126.735493058" calcext:value-type="float">
            <text:p>$21,126.74 </text:p>
          </table:table-cell>
          <table:table-cell/>
          <table:table-cell table:style-name="ce6" office:value-type="string" calcext:value-type="string">
            <text:p>Land Appreciation</text:p>
          </table:table-cell>
          <table:table-cell table:style-name="ce10" office:value-type="percentage" office:value="0.04" calcext:value-type="percentage">
            <text:p>4%</text:p>
          </table:table-cell>
          <table:table-cell/>
          <table:table-cell office:value-type="string" calcext:value-type="string">
            <text:p>February</text:p>
          </table:table-cell>
          <table:table-cell table:style-name="ce19" table:formula="of:=[.$I$19]*[.$I$18]" office:value-type="float" office:value="4000" calcext:value-type="float">
            <text:p>$4,000.00 </text:p>
          </table:table-cell>
          <table:table-cell table:style-name="ce19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3]-[.J3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6" office:value-type="string" calcext:value-type="string">
            <text:p>Rental Rate Increase</text:p>
          </table:table-cell>
          <table:table-cell table:style-name="ce10" office:value-type="percentage" office:value="0.04" calcext:value-type="percentage">
            <text:p>4%</text:p>
          </table:table-cell>
          <table:table-cell/>
          <table:table-cell office:value-type="string" calcext:value-type="string">
            <text:p>March</text:p>
          </table:table-cell>
          <table:table-cell table:style-name="ce19" table:formula="of:=[.$I$19]*[.$I$18]" office:value-type="float" office:value="4000" calcext:value-type="float">
            <text:p>$4,000.00 </text:p>
          </table:table-cell>
          <table:table-cell table:style-name="ce19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4]-[.J4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5"/>
          <table:table-cell/>
          <table:table-cell table:style-name="ce7" office:value-type="string" calcext:value-type="string">
            <text:p>Discount Rate</text:p>
          </table:table-cell>
          <table:table-cell table:style-name="ce11" office:value-type="percentage" office:value="0.06" calcext:value-type="percentage">
            <text:p>6.00%</text:p>
          </table:table-cell>
          <table:table-cell/>
          <table:table-cell office:value-type="string" calcext:value-type="string">
            <text:p>April</text:p>
          </table:table-cell>
          <table:table-cell table:style-name="ce19" table:formula="of:=[.$I$19]*[.$I$18]" office:value-type="float" office:value="4000" calcext:value-type="float">
            <text:p>$4,000.00 </text:p>
          </table:table-cell>
          <table:table-cell table:style-name="ce19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5]-[.J5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5"/>
          <table:table-cell/>
          <table:table-cell table:style-name="ce8"/>
          <table:table-cell table:style-name="ce12"/>
          <table:table-cell/>
          <table:table-cell office:value-type="string" calcext:value-type="string">
            <text:p>May</text:p>
          </table:table-cell>
          <table:table-cell table:style-name="ce19" table:formula="of:=[.$I$19]*[.$I$18]" office:value-type="float" office:value="4000" calcext:value-type="float">
            <text:p>$4,000.00 </text:p>
          </table:table-cell>
          <table:table-cell table:style-name="ce19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6]-[.J6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5"/>
          <table:table-cell/>
          <table:table-cell table:style-name="ce8"/>
          <table:table-cell table:style-name="ce13"/>
          <table:table-cell/>
          <table:table-cell office:value-type="string" calcext:value-type="string">
            <text:p>June</text:p>
          </table:table-cell>
          <table:table-cell table:style-name="ce19" table:formula="of:=[.I20]*4.25" office:value-type="float" office:value="6375" calcext:value-type="float">
            <text:p>$6,375.00 </text:p>
          </table:table-cell>
          <table:table-cell table:style-name="ce19" table:formula="of:=[.$I$26]+(([.$I$24]*[.$I$23]*[.$I$22])/12)+[.I25]" office:value-type="float" office:value="3141.66666666667" calcext:value-type="float">
            <text:p>$3,141.67 </text:p>
          </table:table-cell>
          <table:table-cell table:style-name="ce5" table:formula="of:=[.I7]-[.J7]" office:value-type="float" office:value="3233.33333333333" calcext:value-type="float">
            <text:p>$3,233.33 </text:p>
          </table:table-cell>
          <table:table-cell table:number-columns-repeated="101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5"/>
          <table:table-cell table:number-columns-repeated="4"/>
          <table:table-cell office:value-type="string" calcext:value-type="string">
            <text:p>July</text:p>
          </table:table-cell>
          <table:table-cell table:style-name="ce19" table:formula="of:=[.I20]*4.25" office:value-type="float" office:value="6375" calcext:value-type="float">
            <text:p>$6,375.00 </text:p>
          </table:table-cell>
          <table:table-cell table:style-name="ce19" table:formula="of:=[.$I$26]+(([.$I$24]*[.$I$23]*[.$I$22])/12)+[.I25]" office:value-type="float" office:value="3141.66666666667" calcext:value-type="float">
            <text:p>$3,141.67 </text:p>
          </table:table-cell>
          <table:table-cell table:style-name="ce5" table:formula="of:=[.I8]-[.J8]" office:value-type="float" office:value="3233.33333333333" calcext:value-type="float">
            <text:p>$3,233.33 </text:p>
          </table:table-cell>
          <table:table-cell table:number-columns-repeated="101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5"/>
          <table:table-cell/>
          <table:table-cell table:style-name="ce9" office:value-type="string" calcext:value-type="string">
            <text:p>Value of Property/Sum of Discounted Cash Flows</text:p>
          </table:table-cell>
          <table:table-cell table:style-name="ce14"/>
          <table:table-cell/>
          <table:table-cell office:value-type="string" calcext:value-type="string">
            <text:p>August</text:p>
          </table:table-cell>
          <table:table-cell table:style-name="ce19" table:formula="of:=[.I20]*4.25" office:value-type="float" office:value="6375" calcext:value-type="float">
            <text:p>$6,375.00 </text:p>
          </table:table-cell>
          <table:table-cell table:style-name="ce19" table:formula="of:=[.$I$26]+(([.$I$24]*[.$I$23]*[.$I$22])/12)+[.I25]" office:value-type="float" office:value="3141.66666666667" calcext:value-type="float">
            <text:p>$3,141.67 </text:p>
          </table:table-cell>
          <table:table-cell table:style-name="ce5" table:formula="of:=[.I9]-[.J9]" office:value-type="float" office:value="3233.33333333333" calcext:value-type="float">
            <text:p>$3,233.33 </text:p>
          </table:table-cell>
          <table:table-cell table:number-columns-repeated="101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5"/>
          <table:table-cell table:number-columns-repeated="4"/>
          <table:table-cell office:value-type="string" calcext:value-type="string">
            <text:p>September</text:p>
          </table:table-cell>
          <table:table-cell table:style-name="ce19" table:formula="of:=[.$I$19]*[.$I$18]" office:value-type="float" office:value="4000" calcext:value-type="float">
            <text:p>$4,000.00 </text:p>
          </table:table-cell>
          <table:table-cell table:style-name="ce19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10]-[.J10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5"/>
          <table:table-cell table:number-columns-repeated="4"/>
          <table:table-cell office:value-type="string" calcext:value-type="string">
            <text:p>October</text:p>
          </table:table-cell>
          <table:table-cell table:style-name="ce19" table:formula="of:=[.$I$19]*[.$I$18]" office:value-type="float" office:value="4000" calcext:value-type="float">
            <text:p>$4,000.00 </text:p>
          </table:table-cell>
          <table:table-cell table:style-name="ce19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11]-[.J11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/>
          <table:table-cell table:style-name="ce5"/>
          <table:table-cell table:number-columns-repeated="4"/>
          <table:table-cell office:value-type="string" calcext:value-type="string">
            <text:p>November</text:p>
          </table:table-cell>
          <table:table-cell table:style-name="ce19" table:formula="of:=[.$I$19]*[.$I$18]" office:value-type="float" office:value="4000" calcext:value-type="float">
            <text:p>$4,000.00 </text:p>
          </table:table-cell>
          <table:table-cell table:style-name="ce19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12]-[.J12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5"/>
          <table:table-cell table:number-columns-repeated="4"/>
          <table:table-cell table:style-name="ce16" office:value-type="string" calcext:value-type="string">
            <text:p>December</text:p>
          </table:table-cell>
          <table:table-cell table:style-name="ce19" table:formula="of:=[.$I$19]*[.$I$18]" office:value-type="float" office:value="4000" calcext:value-type="float">
            <text:p>$4,000.00 </text:p>
          </table:table-cell>
          <table:table-cell table:style-name="ce19" table:formula="of:=[.$I$26]+(([.$I$24]*[.$I$23]*[.$I$22])/12)" office:value-type="float" office:value="2541.66666666667" calcext:value-type="float">
            <text:p>$2,541.67 </text:p>
          </table:table-cell>
          <table:table-cell table:style-name="ce26" table:formula="of:=[.I13]-[.J13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5"/>
          <table:table-cell table:number-columns-repeated="4"/>
          <table:table-cell table:style-name="ce17" office:value-type="string" calcext:value-type="string">
            <text:p>Year Total</text:p>
          </table:table-cell>
          <table:table-cell table:style-name="ce20" table:formula="of:=SUM([.I2:.I13])" office:value-type="float" office:value="55125" calcext:value-type="float">
            <text:p>$55,125.00 </text:p>
          </table:table-cell>
          <table:table-cell table:style-name="ce20" table:formula="of:=SUM([.J2:.J13])" office:value-type="float" office:value="32300" calcext:value-type="float">
            <text:p>$32,300.00 </text:p>
          </table:table-cell>
          <table:table-cell table:style-name="ce27" table:formula="of:=[.I14]-[.J14]" office:value-type="float" office:value="22825" calcext:value-type="float">
            <text:p>$22,825.00 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style-name="ce5"/>
          <table:table-cell table:number-columns-repeated="4"/>
          <table:table-cell table:style-name="ce18" office:value-type="string" calcext:value-type="string" table:number-columns-spanned="2" table:number-rows-spanned="1">
            <text:p>ASSUMPTIONS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5"/>
          <table:table-cell table:number-columns-repeated="4"/>
          <table:table-cell table:style-name="ce6" office:value-type="string" calcext:value-type="string">
            <text:p>Occupancy Rate</text:p>
          </table:table-cell>
          <table:table-cell table:style-name="ce22" office:value-type="percentage" office:value="0.6" calcext:value-type="percentage">
            <text:p>60%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/>
          <table:table-cell table:style-name="ce5"/>
          <table:table-cell table:number-columns-repeated="4"/>
          <table:table-cell table:style-name="ce6" office:value-type="string" calcext:value-type="string">
            <text:p>Student Rent</text:p>
          </table:table-cell>
          <table:table-cell table:style-name="ce23" office:value-type="float" office:value="1000" calcext:value-type="float">
            <text:p>$1,000.00 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/>
          <table:table-cell table:style-name="ce5"/>
          <table:table-cell table:number-columns-repeated="4"/>
          <table:table-cell table:style-name="ce6" office:value-type="string" calcext:value-type="string">
            <text:p>Bedroom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/>
          <table:table-cell table:style-name="ce5"/>
          <table:table-cell table:number-columns-repeated="4"/>
          <table:table-cell table:style-name="ce6" office:value-type="string" calcext:value-type="string">
            <text:p>Summer Weekend Rent</text:p>
          </table:table-cell>
          <table:table-cell table:style-name="ce23" office:value-type="float" office:value="1500" calcext:value-type="float">
            <text:p>$1,500.00 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/>
          <table:table-cell table:style-name="ce5"/>
          <table:table-cell table:number-columns-repeated="4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5"/>
          <table:table-cell table:number-columns-repeated="4"/>
          <table:table-cell table:style-name="ce6" office:value-type="string" calcext:value-type="string">
            <text:p>Property Tax Rate</text:p>
          </table:table-cell>
          <table:table-cell table:style-name="ce24" office:value-type="percentage" office:value="0.035" calcext:value-type="percentage">
            <text:p>3.50%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5"/>
          <table:table-cell table:number-columns-repeated="4"/>
          <table:table-cell table:style-name="ce6" office:value-type="string" calcext:value-type="string">
            <text:p>Assessed Value Discount</text:p>
          </table:table-cell>
          <table:table-cell table:style-name="ce22" office:value-type="percentage" office:value="0.7" calcext:value-type="percentage">
            <text:p>70%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5"/>
          <table:table-cell table:number-columns-repeated="4"/>
          <table:table-cell table:style-name="ce6" office:value-type="string" calcext:value-type="string">
            <text:p>Market Value</text:p>
          </table:table-cell>
          <table:table-cell table:style-name="ce25" office:value-type="float" office:value="1000000" calcext:value-type="float">
            <text:p>$1,000,000.00 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5"/>
          <table:table-cell table:number-columns-repeated="4"/>
          <table:table-cell table:style-name="ce6" office:value-type="string" calcext:value-type="string">
            <text:p>Utilities/month</text:p>
          </table:table-cell>
          <table:table-cell table:style-name="ce6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5"/>
          <table:table-cell table:number-columns-repeated="4"/>
          <table:table-cell table:style-name="ce6" office:value-type="string" calcext:value-type="string">
            <text:p>Upgrades/Maintenance (per month)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table:formula="of:=-1*FV([.F3];61;0;[.F2];0)" office:value-type="float" office:value="7658288.75306248" calcext:value-type="float">
            <text:p>$7,658,288.75 </text:p>
          </table:table-cell>
          <table:table-cell table:style-name="ce5" table:formula="of:=([.B62])/((1+[.$F$5])^[.A62])" office:value-type="float" office:value="219015.048448183" calcext:value-type="float">
            <text:p>$219,015.05 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" svg:font-family="Helv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39">
      <number:number number:decimal-places="1" loext:min-decimal-places="1" number:min-integer-digits="1"/>
      <number:text>%</number:text>
    </number:percentage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0" loext:min-decimal-places="0" number:min-integer-digits="1"/>
      <number:text> </number:text>
    </number:number-style>
    <number:number-style style:name="N134">
      <number:number number:decimal-places="2" loext:min-decimal-places="2" number:min-integer-digits="1"/>
      <number:text> </number:text>
    </number:number-style>
    <number:number-style style:name="N135P0" style:volatile="true">
      <number:text/>
    </number:number-style>
    <number:number-style style:name="N135P1" style:volatile="true">
      <number:text/>
    </number:number-style>
    <number:number-style style:name="N135P2" style:volatile="true">
      <number:text/>
    </number:number-style>
    <number:text-style style:name="N135"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0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$</loext:text>
      <loext:fill-character> </loext:fill-character>
      <number:text>0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0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0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0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6" loext:min-decimal-places="6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4" loext:min-decimal-places="4" number:min-integer-digits="1"/>
    </number:number-style>
    <number:number-style style:name="N148">
      <number:number number:decimal-places="1" loext:min-decimal-places="1" number:min-integer-digits="1"/>
    </number:number-style>
    <number:number-style style:name="N149">
      <number:text>$</number:text>
      <number:number number:decimal-places="0" loext:min-decimal-places="0" number:min-integer-digits="1" number:grouping="true"/>
    </number:number-style>
    <number:number-style style:name="N150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50">
      <number:text>($</number:text>
      <number:number number:decimal-places="1" loext:min-decimal-places="1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3" loext:min-decimal-places="3" number:min-integer-digits="1" number:grouping="true"/>
      <number:text> </number:text>
    </number:number-style>
    <number:number-style style:name="N151">
      <number:text>($</number:text>
      <number:number number:decimal-places="3" loext:min-decimal-places="3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1" loext:min-decimal-places="1" number:min-integer-digits="1" number:grouping="true"/>
      <number:text> </number:text>
    </number:number-style>
    <number:number-style style:name="N152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2P0"/>
    </number:number-style>
    <number:percentage-style style:name="N153">
      <number:number number:decimal-places="3" loext:min-decimal-places="3" number:min-integer-digits="1"/>
      <number:text>%</number:text>
    </number:percentage-style>
    <number:number-style style:name="N154">
      <number:number number:decimal-places="0" loext:min-decimal-places="0" number:min-integer-digits="0" number:display-factor="1000"/>
    </number:number-style>
    <number:number-style style:name="N155">
      <number:number number:decimal-places="1" loext:min-decimal-places="1" number:min-integer-digits="1"/>
      <number:text> </number:text>
    </number:number-style>
    <number:number-style style:name="N156">
      <number:number number:decimal-places="1" loext:min-decimal-places="1" number:min-integer-digits="1" number:grouping="true" number:display-factor="1000"/>
    </number:number-style>
    <number:percentage-style style:name="N157P0" style:volatile="true">
      <number:number number:decimal-places="1" loext:min-decimal-places="1" number:min-integer-digits="1"/>
      <number:text>% </number:text>
    </number:percentage-style>
    <number:percentage-style style:name="N157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57P0"/>
    </number:percentage-style>
    <number:number-style style:name="N158">
      <number:text>$</number:text>
      <number:number number:decimal-places="1" loext:min-decimal-places="1" number:min-integer-digits="1" number:grouping="true"/>
    </number:number-style>
    <number:number-style style:name="N159">
      <number:text>$</number:text>
      <number:number number:decimal-places="2" loext:min-decimal-places="2" number:min-integer-digits="1" number:grouping="true"/>
    </number:number-style>
    <number:percentage-style style:name="N160P0" style:volatile="true">
      <number:number number:decimal-places="0" loext:min-decimal-places="0" number:min-integer-digits="1"/>
      <number:text>%</number:text>
    </number:percentage-style>
    <number:percentage-style style:name="N160">
      <number:text>(</number:text>
      <number:number number:decimal-places="0" loext:min-decimal-places="0" number:min-integer-digits="1"/>
      <number:text>%)</number:text>
      <style:map style:condition="value()&gt;=0" style:apply-style-name="N160P0"/>
    </number:percentage-style>
    <number:number-style style:name="N161P0" style:volatile="true">
      <number:number number:decimal-places="1" loext:min-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61P0"/>
    </number:number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loext:min-decimal-places="1" number:min-integer-digits="1" number:grouping="true"/>
    </number:number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style:text-properties fo:color="#ff0000"/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">
      <number:number number:decimal-places="3" loext:min-decimal-places="3" number:min-integer-digits="1"/>
      <number:text> </number:text>
    </number:number-style>
    <number:number-style style:name="N167P0" style:volatile="true">
      <number:text>$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$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1" loext:min-decimal-places="1" number:min-integer-digits="1" number:grouping="true"/>
    </number:number-style>
    <number:number-style style:name="N168">
      <style:text-properties fo:color="#ff0000"/>
      <number:text>$</number:text>
      <number:number number:decimal-places="1" loext:min-decimal-places="1" number:min-integer-digits="1" number:grouping="true"/>
      <style:map style:condition="value()&gt;=0" style:apply-style-name="N168P0"/>
    </number:number-style>
    <number:number-style style:name="N169">
      <number:number number:decimal-places="4" loext:min-decimal-places="4" number:min-integer-digits="1" number:grouping="true"/>
    </number:number-style>
    <number:number-style style:name="N170P0" style:volatile="true">
      <number:number number:decimal-places="0" loext:min-decimal-places="0" number:min-integer-digits="1"/>
      <number:text> </number:text>
    </number:number-style>
    <number:number-style style:name="N170">
      <number:text>(</number:text>
      <number:number number:decimal-places="0" loext:min-decimal-places="0" number:min-integer-digits="1"/>
      <number:text>)</number:text>
      <style:map style:condition="value()&gt;=0" style:apply-style-name="N170P0"/>
    </number:number-style>
    <number:percentage-style style:name="N171P0" style:volatile="true">
      <number:number number:decimal-places="3" loext:min-decimal-places="3" number:min-integer-digits="1"/>
      <number:text>% </number:text>
    </number:percentage-style>
    <number:percentage-style style:name="N171">
      <style:text-properties fo:color="#ff0000"/>
      <number:text>(</number:text>
      <number:number number:decimal-places="3" loext:min-decimal-places="3" number:min-integer-digits="1"/>
      <number:text>%)</number:text>
      <style:map style:condition="value()&gt;=0" style:apply-style-name="N171P0"/>
    </number:percentage-style>
    <number:number-style style:name="N172P0" style:volatile="true">
      <number:number number:decimal-places="0" loext:min-decimal-places="0" number:min-integer-digits="0" number:display-factor="1000"/>
    </number:number-style>
    <number:number-style style:name="N172">
      <number:text>(</number:text>
      <number:number number:decimal-places="0" loext:min-decimal-places="0" number:min-integer-digits="0" number:display-factor="1000"/>
      <number:text>)</number:text>
      <style:map style:condition="value()&gt;=0" style:apply-style-name="N172P0"/>
    </number:number-style>
    <number:number-style style:name="N173P0" style:volatile="true">
      <number:number number:decimal-places="4" loext:min-decimal-places="4" number:min-integer-digits="1" number:grouping="true"/>
      <number:text> </number:text>
    </number:number-style>
    <number:number-style style:name="N17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3P0"/>
    </number:number-style>
    <number:currency-style style:name="N174P0" style:volatile="true">
      <number:text> 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74P1" style:volatile="true">
      <number:text> </number:text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74P2" style:volatile="true">
      <number:text> </number:text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size-complex="10pt" style:font-style-complex="normal" style:font-weight-complex="bold"/>
    </style:style>
    <style:style style:name="Comma_20_2" style:display-name="Comma 2" style:family="table-cell" style:parent-style-name="Default" style:data-style-name="N127">
      <style:table-cell-properties fo:padding="0.028in"/>
    </style:style>
    <style:style style:name="Comma1" style:family="table-cell" style:parent-style-name="Default" style:data-style-name="N3">
      <style:table-cell-properties fo:padding="0.028in"/>
    </style:style>
    <style:style style:name="Currency_20_2" style:display-name="Currency 2" style:family="table-cell" style:parent-style-name="Default" style:data-style-name="N128">
      <style:table-cell-properties fo:padding="0.028in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0.028in"/>
    </style:style>
    <style:style style:name="Percent1" style:family="table-cell" style:parent-style-name="Default" style:data-style-name="N13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  <style:style style:name="Shade" style:family="table-cell" style:parent-style-name="Default">
      <style:table-cell-properties fo:background-color="#c0c0c0" fo:padding="0.028in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2" style:display-name="PageStyle_Ch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cDonald, Michael</meta:initial-creator>
    <meta:creation-date>2018-03-13T14:59:50</meta:creation-date>
    <dc:date>2021-10-27T20:31:19.652725067</dc:date>
    <meta:editing-duration>PT6M4S</meta:editing-duration>
    <meta:editing-cycles>1</meta:editing-cycles>
    <meta:document-statistic meta:table-count="1" meta:cell-count="155" meta:object-count="0"/>
    <meta:generator>LibreOffice/6.4.7.2$Linux_X86_64 LibreOffice_project/40$Build-2</meta:generator>
  </office:meta>
</office:document-meta>
</file>